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mework 5</text:p>
      <text:p text:style-name="Standard">Dominique Ingoglia</text:p>
      <text:p text:style-name="Standard">#8,#12,#16,#20,#42</text:p>
      <text:p text:style-name="Standard"/>
      <text:p text:style-name="Standard">8. <text:s/>Run 1: sum=50, num=36</text:p>
      <text:p text:style-name="Standard"><text:s text:c="5"/>Run 2: sum=86, num=18</text:p>
      <text:p text:style-name="Standard"><text:s text:c="5"/>Run 3: sum=104, num=16</text:p>
      <text:p text:style-name="Standard"><text:s text:c="5"/>Run 4: sum=120, num=-1</text:p>
      <text:p text:style-name="Standard"><text:tab/>Output: “Sum = 120”</text:p>
      <text:p text:style-name="Standard"/>
      <text:p text:style-name="Standard">12.Output is % 25 all of the numbers in the list except the last one. <text:s/></text:p>
      <text:p text:style-name="Standard">Output: “8 23 21 0 23 0 12 1 20” </text:p>
      <text:p text:style-name="Standard"/>
      <text:p text:style-name="Standard">16.The 'count' decrements only after the evaluation is complete. </text:p>
      <text:p text:style-name="Standard">Output: “4 3 2 1 0”</text:p>
      <text:p text:style-name="Standard"/>
      <text:p text:style-name="Standard">20. Output: “5 20 60 120 120”</text:p>
      <text:p text:style-name="Standard"/>
      <text:p text:style-name="Standard">42.</text:p>
      <text:p text:style-name="Standard">a. 2 spaces before each number because of the setw.</text:p>
      <text:p text:style-name="Standard"><text:s text:c="4"/>Output: <text:s text:c="2"/>1 <text:s/>1 <text:s/>1 <text:s/>1 <text:s/>1</text:p>
      <text:p text:style-name="Standard"><text:tab/> <text:s text:c="6"/>2 <text:s/>2 <text:s/>2 <text:s/>2 <text:s/>2</text:p>
      <text:p text:style-name="Standard"><text:s text:c="19"/>3 <text:s/>3 <text:s/>3 <text:s/>3 <text:s/>3</text:p>
      <text:p text:style-name="Standard"><text:s text:c="19"/>4 <text:s/>4 <text:s/>4 <text:s/>4 <text:s/>4</text:p>
      <text:p text:style-name="Standard"><text:tab/> <text:s text:c="6"/>5 <text:s/>5 <text:s/>5 <text:s/>5 <text:s/>5</text:p>
      <text:p text:style-name="Standard"/>
      <text:p text:style-name="Standard">b.4 spaces before each number because of setw.</text:p>
      <text:p text:style-name="Standard"><text:s text:c="4"/>Output: <text:s text:c="6"/>2 <text:s text:c="3"/>3 <text:s text:c="3"/>4 <text:s text:c="3"/>5</text:p>
      <text:p text:style-name="Standard"><text:s text:c="23"/>3 <text:s text:c="3"/>4 <text:s text:c="3"/>5</text:p>
      <text:p text:style-name="Standard"><text:tab/> <text:s text:c="10"/>4 <text:s text:c="3"/>5</text:p>
      <text:p text:style-name="Standard"><text:s text:c="23"/>5</text:p>
      <text:p text:style-name="Standard"/>
      <text:p text:style-name="Standard">c. 2 spaces before each number.</text:p>
      <text:p text:style-name="Standard"><text:s text:c="4"/>Output: <text:s text:c="3"/>1 </text:p>
      <text:p text:style-name="Standard"><text:tab/> <text:s text:c="7"/>1 <text:s/>2 </text:p>
      <text:p text:style-name="Standard"><text:tab/> <text:s text:c="7"/>1 <text:s/>2 <text:s/>3</text:p>
      <text:p text:style-name="Standard"><text:tab/> <text:s text:c="7"/>1 <text:s/>2 <text:s/>3 <text:s/>4</text:p>
      <text:p text:style-name="Standard"><text:tab/> <text:s text:c="7"/>1 <text:s/>2 <text:s/>3 <text:s/>4 <text:s/>5</text:p>
      <text:p text:style-name="Standard"/>
      <text:p text:style-name="Standard">d.</text:p>
      <text:p text:style-name="Standard"><text:s text:c="3"/>1 <text:s text:c="2"/>2 <text:s text:c="2"/>3 <text:s text:c="2"/>4 <text:s text:c="2"/>5 <text:s text:c="2"/>6 <text:s text:c="2"/>7 <text:s text:c="2"/>8 <text:s text:c="2"/>9 10</text:p>
      <text:p text:style-name="Standard"><text:s/>11 12 13 14 15 16 17 18 19 20</text:p>
      <text:p text:style-name="Standard"><text:s/>21 22 23 24 25 26 27 28 29 30</text:p>
      <text:p text:style-name="Standard"><text:s/>31 32 33 34 35 36 37 38 39 40</text:p>
      <text:p text:style-name="Standard"><text:s/>41 42 43 44 45 46 47 48 49 50</text:p>
      <text:p text:style-name="Standard"><text:s/>51 52 53 54 55 56 57 58 59 60</text:p>
      <text:p text:style-name="Standard"><text:s/>61 62 63 64 65 66 67 68 69 70</text:p>
      <text:p text:style-name="Standard"><text:s/>71 72 73 74 75 76 77 78 79 80</text:p>
      <text:p text:style-name="Standard"><text:s/>81 82 83 84 85 86 87 88 89 90</text:p>
      <text:p text:style-name="Standard"><text:s/>91 92 93 94 95 96 97 98 99100</text:p>
      <text:p text:style-name="Standard"/>
      <text:p text:style-name="Standard"/>
      <text:p text:style-name="Standard"><text:soft-page-break/>e.</text:p>
      <text:p text:style-name="Standard"><text:s text:c="16"/>1</text:p>
      <text:p text:style-name="Standard"><text:s text:c="14"/>121</text:p>
      <text:p text:style-name="Standard"><text:s text:c="12"/>12321</text:p>
      <text:p text:style-name="Standard"><text:s text:c="10"/>1234321</text:p>
      <text:p text:style-name="Standard"><text:s text:c="8"/>123454321</text:p>
      <text:p text:style-name="Standard"><text:s text:c="6"/>12345654321</text:p>
      <text:p text:style-name="Standard"><text:s text:c="4"/>1234567654321</text:p>
      <text:p text:style-name="Standard"><text:s text:c="2"/>123456787654321</text:p>
      <text:p text:style-name="Standard">12345678987654321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7:42:06</meta:creation-date>
    <dc:date>2014-10-15T13:51:13</dc:date>
    <meta:editing-duration>PT20H7M37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2" meta:paragraph-count="52" meta:word-count="261" meta:character-count="1335" meta:non-whitespace-character-count="765"/>
  </office:meta>
</office:document-meta>
</file>